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in" fo:border="none"/>
    </style:style>
    <style:style style:name="P1" style:family="paragraph" style:parent-style-name="Standard">
      <style:text-properties style:font-name="Times New Roman"/>
    </style:style>
    <style:style style:name="P2" style:family="paragraph" style:parent-style-name="Standard">
      <style:text-properties style:font-name="Times New Roman" fo:font-size="11pt" style:font-size-asian="11pt" style:font-size-complex="11pt"/>
    </style:style>
    <style:style style:name="P3" style:family="paragraph" style:parent-style-name="Standard">
      <style:text-properties style:font-name="Times New Roman" fo:font-size="10pt" style:font-size-asian="10pt" style:font-size-complex="10pt"/>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Text_20_body">
      <style:paragraph-properties fo:text-align="start" style:justify-single-word="false"/>
      <style:text-properties style:font-name="Times New Roman" fo:font-weight="bold" style:font-weight-asian="bold" style:font-weight-complex="bold"/>
    </style:style>
    <style:style style:name="P7" style:family="paragraph" style:parent-style-name="Text_20_body">
      <style:paragraph-properties fo:text-align="center" style:justify-single-word="false"/>
      <style:text-properties style:font-name="Times New Roman"/>
    </style:style>
    <style:style style:name="P8" style:family="paragraph" style:parent-style-name="Text_20_body">
      <style:paragraph-properties fo:text-align="justify" style:justify-single-word="false"/>
      <style:text-properties style:font-name="Times New Roman"/>
    </style:style>
    <style:style style:name="P9" style:family="paragraph" style:parent-style-name="Text_20_body">
      <style:paragraph-properties fo:margin-left="0.4925in" fo:margin-right="0in" fo:text-align="start" style:justify-single-word="false" fo:text-indent="0in" style:auto-text-indent="false"/>
      <style:text-properties style:font-name="Times New Roman"/>
    </style:style>
    <style:style style:name="P10" style:family="paragraph" style:parent-style-name="Text_20_body">
      <style:paragraph-properties fo:margin-left="0.4925in" fo:margin-right="0in" fo:text-align="justify" style:justify-single-word="false" fo:text-indent="0in" style:auto-text-indent="false"/>
      <style:text-properties style:font-name="Times New Roman" fo:font-weight="normal" style:font-weight-asian="normal" style:font-weight-complex="normal"/>
    </style:style>
    <style:style style:name="P11" style:family="paragraph" style:parent-style-name="Text_20_body">
      <style:paragraph-properties fo:margin-left="0.4925in" fo:margin-right="0in" fo:text-align="justify" style:justify-single-word="false" fo:text-indent="0in" style:auto-text-indent="false"/>
    </style:style>
    <style:style style:name="P12" style:family="paragraph" style:parent-style-name="Table_20_Contents">
      <style:paragraph-properties fo:text-align="center" style:justify-single-word="false"/>
      <style:text-properties style:font-name="Times New Roman" fo:font-size="16.1000003814697pt" style:font-name-asian="Microsoft YaHei" style:font-size-asian="16.1000003814697pt" style:font-name-complex="Arial1" style:font-size-complex="16.1000003814697pt"/>
    </style:style>
    <style:style style:name="P13" style:family="paragraph" style:parent-style-name="Heading_20_3">
      <style:paragraph-properties fo:text-align="center" style:justify-single-word="false"/>
      <style:text-properties style:font-name="Times New Roman"/>
    </style:style>
    <style:style style:name="P14" style:family="paragraph" style:parent-style-name="Horizontal_20_Line">
      <style:text-properties style:font-name="Times New Roman"/>
    </style:style>
    <style:style style:name="P15" style:family="paragraph" style:parent-style-name="Text_20_body">
      <style:paragraph-properties fo:margin-left="0.4925in" fo:margin-right="0in" fo:text-align="start" style:justify-single-word="false" fo:text-indent="0in" style:auto-text-indent="false"/>
      <style:text-properties style:font-name="Times New Roman" fo:language="en" fo:country="US" fo:font-weight="normal" style:font-weight-asian="normal" style:font-weight-complex="normal"/>
    </style:style>
    <style:style style:name="P16" style:family="paragraph" style:parent-style-name="Text_20_body" style:list-style-name="L1">
      <style:paragraph-properties fo:margin-left="0.4925in" fo:margin-right="0in" fo:text-align="justify" style:justify-single-word="false" fo:text-indent="0in" style:auto-text-indent="false"/>
      <style:text-properties style:font-name="Times New Roman" fo:language="en" fo:country="US" fo:font-weight="normal" style:font-weight-asian="normal" style:font-weight-complex="normal"/>
    </style:style>
    <style:style style:name="P17" style:family="paragraph" style:parent-style-name="Text_20_body">
      <style:paragraph-properties fo:margin-left="0.4925in" fo:margin-right="0in" fo:text-align="justify" style:justify-single-word="false" fo:text-indent="0in" style:auto-text-indent="false"/>
      <style:text-properties style:font-name="Times New Roman" fo:font-style="normal" fo:font-weight="bold" style:font-style-asian="normal" style:font-weight-asian="bold" style:font-style-complex="normal" style:font-weight-complex="bold"/>
    </style:style>
    <style:style style:name="P18" style:family="paragraph" style:parent-style-name="Text_20_body">
      <style:paragraph-properties fo:margin-left="0.4925in" fo:margin-right="0in" fo:text-align="center" style:justify-single-word="false" fo:text-indent="0in"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margin-left="0in" fo:margin-right="0in" fo:text-align="start" style:justify-single-word="false" fo:text-indent="0in" style:auto-text-indent="false"/>
      <style:text-properties style:font-name="Times New Roman"/>
    </style:style>
    <style:style style:name="P20" style:family="paragraph" style:parent-style-name="Standard">
      <style:paragraph-properties fo:margin-left="0.4925in" fo:margin-right="0in" fo:text-align="justify" style:justify-single-word="false" fo:text-indent="0in" style:auto-text-indent="false"/>
      <style:text-properties style:font-name="Times New Roman" fo:language="en" fo:country="US"/>
    </style:style>
    <style:style style:name="P21" style:family="paragraph" style:parent-style-name="Heading_20_1">
      <style:paragraph-properties fo:text-align="center" style:justify-single-word="false"/>
      <style:text-properties style:font-name="Times New Roman" fo:font-size="22pt" style:font-name-asian="Microsoft YaHei" style:font-size-asian="22pt" style:font-name-complex="Arial1" style:font-size-complex="22pt"/>
    </style:style>
    <style:style style:name="P22" style:family="paragraph" style:parent-style-name="Heading_20_1">
      <style:paragraph-properties fo:text-align="center" style:justify-single-word="false"/>
      <style:text-properties style:font-name="Times New Roman"/>
    </style:style>
    <style:style style:name="P23" style:family="paragraph" style:parent-style-name="Heading_20_1">
      <style:paragraph-properties fo:text-align="center" style:justify-single-word="false"/>
      <style:text-properties style:font-name="Times New Roman" fo:font-size="28pt" style:font-size-asian="28pt" style:font-size-complex="28pt"/>
    </style:style>
    <style:style style:name="T1" style:family="text">
      <style:text-properties fo:font-style="italic" style:font-style-asian="italic" style:font-style-complex="italic"/>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font-style="italic" fo:font-weight="normal" style:font-style-asian="italic" style:font-weight-asian="normal" style:font-style-complex="italic" style:font-weight-complex="normal"/>
    </style:style>
    <style:style style:name="T5" style:family="text">
      <style:text-properties style:font-name="Times New Roman" fo:font-weight="bold" style:font-weight-asian="bold" style:font-weight-complex="bold"/>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asian="Microsoft YaHei" style:font-name-complex="Arial1"/>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text:style-name="Numbering_20_Symbols" style:num-prefix="(" style:num-suffix=")" style:num-format="i" text:start-value="100">
        <style:list-level-properties text:list-level-position-and-space-mode="label-alignment">
          <style:list-level-label-alignment text:label-followed-by="listtab"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fo:text-indent="-0.25in"/>
        </style:list-level-properties>
      </text:list-level-style-number>
      <text:list-level-style-number text:level="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9"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d in House (date goes here)</text:p>
      <text:p text:style-name="P1"/>
      <text:p text:style-name="P1"/>
      <table:table table:name="Table1" table:style-name="Table1">
        <table:table-column table:style-name="Table1.A" table:number-columns-repeated="3"/>
        <table:table-row>
          <table:table-cell table:style-name="Table1.A1" office:value-type="string">
            <text:p text:style-name="P2"><text:span text:style-name="T1">115th CONGRESS<text:line-break/>Nth Session</text:span><text:span text:style-name="T8"> </text:span></text:p>
            <text:p text:style-name="P12"/>
          </table:table-cell>
          <table:table-cell table:style-name="Table1.A1" office:value-type="string">
            <text:h text:style-name="P21" text:outline-level="1">H. R. XXX</text:h>
          </table:table-cell>
          <table:table-cell table:style-name="Table1.A1" office:value-type="string">
            <text:p text:style-name="P12"/>
          </table:table-cell>
        </table:table-row>
      </table:table>
      <text:h text:style-name="P22" text:outline-level="1"/>
      <text:p text:style-name="P7">To assure that <text:s/>no child goes hungry; <text:s/>no person suffers needlessly. </text:p>
      <text:p text:style-name="P7"/>
      <text:p text:style-name="P14"/>
      <text:h text:style-name="P13" text:outline-level="3">IN THE SENATE AND IN THE HOUSE OF REPRESENTATIVES<text:line-break/>Month Day, 2017 </text:h>
      <text:p text:style-name="P5"><text:s text:c="3"/>Mr &lt;Senator Name Here&gt; , and Mr. Glen of Florida (for himself and the People of the United States) introduced the following bill; which was referred to by the PEOPLE,</text:p>
      <text:p text:style-name="P5"/>
      <text:p text:style-name="P14"/>
      <text:h text:style-name="P23" text:outline-level="1">A BILL</text:h>
      <text:p text:style-name="P5"/>
      <text:p text:style-name="P8"><text:s text:c="5"/>to create a modern structure of existence. A structure that ends hunger, ends homelessness, promotes self expression, stops needless suffering and encourages peace. No person should go hungry or suffer needlessly.</text:p>
      <text:p text:style-name="P5"/>
      <text:p text:style-name="P4"><text:span text:style-name="Emphasis"><text:span text:style-name="T2"><text:s/>Be it enacted by the Senate and House of Representatives of the United States of America in Congress assembled, </text:span></text:span></text:p>
      <text:p text:style-name="P4"><text:span text:style-name="Emphasis"><text:span text:style-name="T2"/></text:span></text:p>
      <text:p text:style-name="P6"><text:bookmark text:name="H180520FF3CB0432E97263646E8C32CE5"/>SECTION 1. Short title.</text:p>
      <text:p text:style-name="P6"/>
      <text:p text:style-name="P9">This Act may be cited as the “ The <text:span text:style-name="T1">Millennial Modernization Act</text:span> ”.</text:p>
      <text:p text:style-name="P5"/>
      <text:p text:style-name="P6"><text:bookmark text:name="HA2DEBE04F06F4C91A4AC1A5494D2D89E"/>SEC. 2. Overriding purpose</text:p>
      <text:p text:style-name="P6"/>
      <text:p text:style-name="P10"><text:tab/>(a) <text:s/><text:span text:style-name="T9">The <text:s/>Millennial</text:span><text:span text:style-name="T10"> Modernization Act</text:span><text:span text:style-name="T9"> contains resolutions and imposes changes needed to address the side effect of advances in technology and society. With automation and robotics, mankind has entered a new era of existence. This created a new age of productivity, and a new period of social dynamics. </text:span></text:p>
      <text:p text:style-name="P15"><text:soft-page-break/></text:p>
      <text:p text:style-name="P20"><text:tab/>(b) <text:s/>No child should go hungry. <text:s/>No person should go hungry. No human being should be without basic needs like food, shelter, facilities for fundamental hygiene and care for health and mental balance. We live in an age, where resources are so plentiful, that this is easily satisfied. Every township should have a place where they feed; cloth; shelter; assist; and comfort anyone, just for the asking. This should be the responsibility of the local authorities. The resources to cover this will be allocated from current excess, addressed in Section 3.</text:p>
      <text:list xml:id="list4884220990956627303" text:style-name="L1">
        <text:list-item>
          <text:list>
            <text:list-item>
              <text:list>
                <text:list-header>
                  <text:p text:style-name="P16"/>
                </text:list-header>
              </text:list>
            </text:list-item>
          </text:list>
        </text:list-item>
      </text:list>
      <text:p text:style-name="P11"><text:bookmark text:name="HBBCC8E8760FC4AA287ABC15E4685294A"/><text:span text:style-name="T2"><text:tab/>(c) <text:s/>The <text:s/></text:span><text:span text:style-name="T3">Millennial Modernization Act</text:span><text:span text:style-name="T2"> <text:s/>reflects and incorporates a modern way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span></text:p>
      <text:p text:style-name="P19"><text:bookmark text:name="HC5AF2748E23447EB9A9694931CB452BD"/><text:tab/></text:p>
      <text:p text:style-name="Standard"><text:bookmark text:name="H31B724FEA40F4FC484575A3361D56363"/><text:span text:style-name="T5">SEC. 3. Resource Allocation for the fulfillment of the Millennial</text:span><text:span text:style-name="T5"> Modernization Act.</text:span></text:p>
      <text:p text:style-name="P6"/>
      <text:p text:style-name="P11"><text:span text:style-name="T2"><text:tab/>(a) <text:s/>The resources for the fulfillment of the </text:span><text:span text:style-name="T6">Millennial Modernization Act should be initially provided by Federal funding. At a later stage other sources of funding may contribute to <text:s/>the sustaining of the </text:span><text:span text:style-name="T4">Millennial Modernization Act, </text:span><text:span text:style-name="T7">such as Budget allocation by amending the Federal Budget, contributions from beneficiaries of automation, and voluntary contributions.</text:span></text:p>
      <text:p text:style-name="P11"><text:span text:style-name="T7"><text:s text:c="2"/><text:tab/>(b) <text:s text:c="2"/>As the </text:span><text:span text:style-name="T4">Millennial Modernization Act </text:span><text:span text:style-name="T7">takes effect, significant cost reductions will ensue due to the more balanced presence in <text:s/>society. Lowered crime rate, lessening medical burden will immediately create surplus at a larger scale.</text:span></text:p>
      <text:p text:style-name="P17"/>
      <text:p text:style-name="P18">SHA1 Key: FF 9C 2C 5F 0E 98 CC 6B 1E 2D E2 E8 18 9F 1E 2C 89 6D 07 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6T23:24:31.19</meta:creation-date>
    <meta:editing-duration>PT1H4M1S</meta:editing-duration>
    <meta:editing-cycles>51</meta:editing-cycles>
    <meta:generator>OpenOffice/4.1.2$Win32 OpenOffice.org_project/412m3$Build-9782</meta:generator>
    <meta:initial-creator>Peter Glen</meta:initial-creator>
    <dc:date>2017-03-07T20:18:28.62</dc:date>
    <dc:creator>Peter Glen</dc:creator>
    <meta:document-statistic meta:table-count="1" meta:image-count="0" meta:object-count="0" meta:page-count="2" meta:paragraph-count="20" meta:word-count="514" meta:character-count="3184"/>
  </office:meta>
</office:document-meta>
</file>

<file path=META-INF/documentsignatures.xml><?xml version="1.0" encoding="utf-8"?>
<document-signatures xmlns="urn:oasis:names:tc:opendocument:xmlns:digitalsignature:1.0">
  <Signature xmlns="http://www.w3.org/2000/09/xmldsig#" Id="ID_000700d7000c0086004300f9004000e100af00d9005700ea0063000200980044">
    <SignedInfo>
      <CanonicalizationMethod Algorithm="http://www.w3.org/TR/2001/REC-xml-c14n-20010315"/>
      <SignatureMethod Algorithm="http://www.w3.org/2000/09/xmldsig#rsa-sha1"/>
      <Reference URI="Configurations2/accelerator/current.xml">
        <DigestMethod Algorithm="http://www.w3.org/2000/09/xmldsig#sha1"/>
        <DigestValue>2jmj7l5rSw0yVb/vlWAYkK/YBwk=</DigestValue>
      </Reference>
      <Reference URI="META-INF/manifest.xml">
        <Transforms>
          <Transform Algorithm="http://www.w3.org/TR/2001/REC-xml-c14n-20010315"/>
        </Transforms>
        <DigestMethod Algorithm="http://www.w3.org/2000/09/xmldsig#sha1"/>
        <DigestValue>aoAFupOmYNlvzKTMoH8mXxDtRGg=</DigestValue>
      </Reference>
      <Reference URI="Thumbnails/thumbnail.png">
        <DigestMethod Algorithm="http://www.w3.org/2000/09/xmldsig#sha1"/>
        <DigestValue>93uqGht/vEylY53Ze1NZ2bXCf4o=</DigestValue>
      </Reference>
      <Reference URI="content.xml">
        <Transforms>
          <Transform Algorithm="http://www.w3.org/TR/2001/REC-xml-c14n-20010315"/>
        </Transforms>
        <DigestMethod Algorithm="http://www.w3.org/2000/09/xmldsig#sha1"/>
        <DigestValue>5OdUH0fWpjUIgqrhWWlTeZV6b40=</DigestValue>
      </Reference>
      <Reference URI="mimetype">
        <DigestMethod Algorithm="http://www.w3.org/2000/09/xmldsig#sha1"/>
        <DigestValue>kBA8vElORIEynUWPvr1bzZKG3hw=</DigestValue>
      </Reference>
      <Reference URI="layout-cache">
        <DigestMethod Algorithm="http://www.w3.org/2000/09/xmldsig#sha1"/>
        <DigestValue>kf35aXro1el7KlZgDfAf8Zetoes=</DigestValue>
      </Reference>
      <Reference URI="settings.xml">
        <Transforms>
          <Transform Algorithm="http://www.w3.org/TR/2001/REC-xml-c14n-20010315"/>
        </Transforms>
        <DigestMethod Algorithm="http://www.w3.org/2000/09/xmldsig#sha1"/>
        <DigestValue>X6rPHIZn3lRViaUwLseU9IyySd0=</DigestValue>
      </Reference>
      <Reference URI="styles.xml">
        <Transforms>
          <Transform Algorithm="http://www.w3.org/TR/2001/REC-xml-c14n-20010315"/>
        </Transforms>
        <DigestMethod Algorithm="http://www.w3.org/2000/09/xmldsig#sha1"/>
        <DigestValue>BT2O+I0YeGTWDZw/DFu0b+mmvvo=</DigestValue>
      </Reference>
      <Reference URI="manifest.rdf">
        <DigestMethod Algorithm="http://www.w3.org/2000/09/xmldsig#sha1"/>
        <DigestValue>7NDWheT3P1M2fRjj+qtn5caji6g=</DigestValue>
      </Reference>
      <Reference URI="meta.xml">
        <Transforms>
          <Transform Algorithm="http://www.w3.org/TR/2001/REC-xml-c14n-20010315"/>
        </Transforms>
        <DigestMethod Algorithm="http://www.w3.org/2000/09/xmldsig#sha1"/>
        <DigestValue>USfAYP9xpaPxo5rVOh5zYrTkcOE=</DigestValue>
      </Reference>
      <Reference URI="#ID_00970027001b00ac00a300070046004900bb002b00b200d500690021002600d5">
        <DigestMethod Algorithm="http://www.w3.org/2000/09/xmldsig#sha1"/>
        <DigestValue>Zh+lVxTBw2DnX4/TsazvxYeZxt8=</DigestValue>
      </Reference>
    </SignedInfo>
    <SignatureValue>o4XcPs/4QeCe2eMxkC0ttyb0SzRPaxYWH0I24CvKIt2+RumrBAs9kk+IGMRwwnYb
wJYXGVlXW8pqzdoHIeJ5Ud7en8aB+1NuNVkj0CAliVBoA+JmSkKJVUbbFpBQ3Xqu
O2PQeIjxK/KqTZI6Fk9jD85Xt5u9g89OlkM2VB2zksQsk7WXiuRePK5vRJrnS+wo
Th51suP9kwwws3jf9GHsU3V1sdyqVkJTZnboL+Z3h+Q5U2H4yhYOK+FSAugaVzw6
4hG2409GDMd7HHUoTadQHssGiY+fQb6FhlOko6sflNMEFtErfrG6dyvmChZBkSt/
cgjiAhACGost8DxHaoGmoDg15tS8MVtp7tX16blNoZ5xtvegwPdxpIgwBKe3y0Z3
/bXcOmGz9ckdmx+wjTkgQq9s8Yki886Slt/JL5O/nr4W3dX4iNV9HT+J9xXigqNb
wHDh3YDOlMM0skph69Zh1KQSyqdC2QIZwnM4PWzlzumv72ry7az9G5zFuH4mQ++i
nVp/0OsRl7JlvRTNG2gj3uL7LzGQNsiakhCRJBKK51x+RxkZAro2S/D3/QvQr8W4
C81bJYtpZ+BzZk80LJKO+3tsZPK/BegCAtAapCPClVD4HqTSHH0r6j9cl3S3TWCb
X3lJyGBNNEcFIPISBdQmKysZzGBQPiCS8ZOUVntVFxg=</SignatureValue>
    <KeyInfo>
      <X509Data>
        <X509IssuerSerial>
          <X509IssuerName>E=peterglen99@gmail.com, CN=Peter Glen, OU=Certificate Creation Department, O=Peter Glen Certificate Authority, L=Venice, ST=Florida, C=US</X509IssuerName>
          <X509SerialNumber>2</X509SerialNumber>
        </X509IssuerSerial>
        <X509Certificate>MIIF5jCCA84CAQIwDQYJKoZIhvcNAQEFBQAwgcAxCzAJBgNVBAYTAlVTMRAwDgYD
VQQIEwdGbG9yaWRhMQ8wDQYDVQQHEwZWZW5pY2UxKTAnBgNVBAoTIFBldGVyIEds
ZW4gQ2VydGlmaWNhdGUgQXV0aG9yaXR5MSgwJgYDVQQLEx9DZXJ0aWZpY2F0ZSBD
cmVhdGlvbiBEZXBhcnRtZW50MRMwEQYDVQQDEwpQZXRlciBHbGVuMSQwIgYJKoZI
hvcNAQkBFhVwZXRlcmdsZW45OUBnbWFpbC5jb20wHhcNMTcwMjExMDgyMTI0WhcN
MjcwMjA5MDgyMTI0WjCBsDELMAkGA1UEBhMCVVMxEDAOBgNVBAgTB0Zsb3JpZGEx
DzANBgNVBAcTBlZlbmljZTElMCMGA1UEChMcTWlsbGVubmlhbCBNb2Rlcm5pemF0
aW9uIEFjdDEcMBoGA1UECxMTU2lnbmF0dXJlIEF1dGhvcml0eTETMBEGA1UEAxMK
UGV0ZXIgR2xlbjEkMCIGCSqGSIb3DQEJARYVUGV0ZXJHbGVuOTlAZ21haWwuY29t
MIICIjANBgkqhkiG9w0BAQEFAAOCAg8AMIICCgKCAgEAvyXmHQrVpAbW6wYzWAqB
FhLaDiAzBKkmhyLtJge8SP74c8HVT11hh8es0TMVF2hqN9nfyrLNU1m4fzOkZ4th
KYn4Kv5+W6SFeTJUJT7XrOV305zPUUAqL7IFd6Jb3yE/1mCBinfn9zvtsMK2EN5V
vjGvO2VbG7d7l4etIVWtPSTrtDcbdx/LMuBAaaehFJd06KQQ7BfqeKt3+gR3Kzq+
2wXRrM/MSj5QxsTjy7U198ILviWmNFEhPwKYwVkmXt7wpAL/Lfr51Wh5yVEl5uck
y9eSNkC8javO97Rq6bF2ndKKiseprMT971/ogfT/7fhMYqLGrxV1GwWQg5LgDSgf
ElWuiQ12uHIYYYpGcfkaLDtNVsT513O3CMyoZieNk3Lhgx83LkhaPAHvy086F1E3
KiEibkbtmJKc3LsexRpU+DnpcLvjcr8wDE6z/e/lhEaQvwPPgyZkV8W1XSM1Uk6U
BpykdYFqsTbIlH05Nl2/KnHd1N7eaqc6e6+/UMIN4GRH22n50E3dsdURfG9cbHwZ
H8WzJr4uc9cb5frl9dtMbeXL42w1dmvRgrIaBbk6MLv1QOijMgqC44G/lwK/Vnk4
vhRXmWbXUEKKV6ph/LFnG01ygtmOenkxKNMu6KBB2Ag+E3J9odDQyd9A1On0rPcP
GRMUTiSbyvL9wTmhK8r8xLkCAwEAATANBgkqhkiG9w0BAQUFAAOCAgEAfvZHT0Zj
Ay6ovO/ZE5hjl4OwzDNQazn0EBnlhSLLKmQeD9WaauXMqUfjlSVHIi9cMqqVAAaB
mOiIUgl1P5vO7pGUDASGkIr8avCilO/JnYfHA9JvW0oqln0p+LpO0zmqsAYsdvkA
e4i2063i+g9lHETVWevzEpWqHbtLELf1PEvh/lxocr+eIhhG/ElHmb14u/5kXSwA
X4Y/hMct9EoD6OL9ekqn1HQlRosVZ6XheSIDB3p1lOoWWb/RmVrkIKoNMLSvDuDk
QScvRkxmnSNtcTOCJsOYXLdpH4k7wZCk8QhtFD9jwPxvkwRSs1/Mwkk78clWAnHJ
5+Mmhkz/yDmq+J7tXyIzHHsQ4HsmXOhx2ccOjd3VD9WMbQ7SNLlPxzBQa6EmfnO6
0dLnSu9WImFjUAWgaivWL+y9RpvFR+36B0qgB2XKwawoM+aIP47/CLYXQqi7BtCI
XcjboxKM1Di6J9NNsMv8Y0l6N06Ujypm1VPNCkrSPtvIRid10QDw4KvB44BoRlSJ
UvLpRtIGWl8lBTBVqjvz99XKp1zLvJtBFdwtJZO1ubyAU+ROXn81OJ5CvJ2JdegD
CVoY4oSJwY5wHuvqVevyR7zFymAOvv3hm3yFTfao9ypCDPLy7HXlVcf+SjWwJJR2
nYZg/JHbaAC81E60Pu4CIIGZ9qPdgn4SOeo=</X509Certificate>
      </X509Data>
    </KeyInfo>
    <Object>
      <SignatureProperties>
        <SignatureProperty Id="ID_00970027001b00ac00a300070046004900bb002b00b200d500690021002600d5" Target="#ID_000700d7000c0086004300f9004000e100af00d9005700ea0063000200980044">
          <dc:date xmlns:dc="http://purl.org/dc/elements/1.1/">2017-03-07T20:18:38,66</dc:date>
        </SignatureProperty>
      </SignatureProperties>
    </Object>
  </Signature>
</document-signatures>
</file>